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9.82cm" table:align="left"/>
    </style:style>
    <style:style style:name="Tabell1.A" style:family="table-column">
      <style:table-column-properties style:column-width="1.058cm"/>
    </style:style>
    <style:style style:name="Tabell1.B" style:family="table-column">
      <style:table-column-properties style:column-width="4.233cm"/>
    </style:style>
    <style:style style:name="Tabell1.C" style:family="table-column">
      <style:table-column-properties style:column-width="4.528cm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C1" style:family="table-cell">
      <style:table-cell-properties fo:padding="0.097cm" fo:border="0.002cm solid #000000"/>
    </style:style>
    <style:style style:name="Tabell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none" fo:border-top="none" fo:border-bottom="0.002cm solid #000000"/>
    </style:style>
    <style:style style:name="Tabel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Use Case: Language</text:p>
      <text:p text:style-name="P1"/>
      <text:p text:style-name="P2">Summery:<text:tab/>Sets the language the menu and the game will be played in</text:p>
      <text:p text:style-name="P2"/>
      <text:p text:style-name="P2">Priority: Medium</text:p>
      <text:p text:style-name="P2"/>
      <text:p text:style-name="P2">Extends: none</text:p>
      <text:p text:style-name="P2"/>
      <text:p text:style-name="P2">Includes: Controls,Dialogs</text:p>
      <text:p text:style-name="P2"/>
      <text:p text:style-name="P2">Participators: Actual Player</text:p>
      <text:p text:style-name="P2"/>
      <text:p text:style-name="P2">Normal flow of events</text:p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P3"/>
          </table:table-cell>
          <table:table-cell table:style-name="Tabell1.A1" office:value-type="string">
            <text:p text:style-name="P3">Actor</text:p>
          </table:table-cell>
          <table:table-cell table:style-name="Tabell1.C1" office:value-type="string">
            <text:p text:style-name="P3">System</text:p>
          </table:table-cell>
        </table:table-row>
        <table:table-row>
          <table:table-cell table:style-name="Tabell1.A2" office:value-type="float" office:value="1">
            <text:p text:style-name="P3">1</text:p>
          </table:table-cell>
          <table:table-cell table:style-name="Tabell1.B2" office:value-type="string">
            <text:p text:style-name="P3">Sets Swedish in menu</text:p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2">
            <text:p text:style-name="P3">2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>The menu and all dialogs will be in Swedish</text:p>
          </table:table-cell>
        </table:table-row>
        <table:table-row>
          <table:table-cell table:style-name="Tabell1.A2" office:value-type="float" office:value="3">
            <text:p text:style-name="P3">3</text:p>
          </table:table-cell>
          <table:table-cell table:style-name="Tabell1.B2" office:value-type="string">
            <text:p text:style-name="P3">Sets English in menu</text:p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4">
            <text:p text:style-name="P3">4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>The menu and all dialogs will be in English</text:p>
          </table:table-cell>
        </table:table-row>
        <table:table-row>
          <table:table-cell table:style-name="Tabell1.A2" office:value-type="float" office:value="5">
            <text:p text:style-name="P3">5</text:p>
          </table:table-cell>
          <table:table-cell table:style-name="Tabell1.B2" office:value-type="string">
            <text:p text:style-name="P3">Sets Spanish in menu</text:p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6">
            <text:p text:style-name="P3">6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>The menu and all dialogs will be in Spanish</text:p>
          </table:table-cell>
        </table:table-row>
        <table:table-row>
          <table:table-cell table:style-name="Tabell1.A2" office:value-type="float" office:value="7">
            <text:p text:style-name="P3">7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8">
            <text:p text:style-name="P3">8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</table:table>
      <text:p text:style-name="P2"/>
      <text:p text:style-name="P2"/>
      <text:p text:style-name="P2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ers Bolin</meta:initial-creator>
    <meta:creation-date>2015-03-26T14:52:39.24</meta:creation-date>
    <dc:date>2015-03-31T22:13:52.79</dc:date>
    <dc:creator>Anders Bolin</dc:creator>
    <meta:editing-duration>PT8H29M56S</meta:editing-duration>
    <meta:editing-cycles>3</meta:editing-cycles>
    <meta:generator>OpenOffice/4.1.0$Win32 OpenOffice.org_project/410m18$Build-9764</meta:generator>
    <meta:document-statistic meta:table-count="1" meta:image-count="0" meta:object-count="0" meta:page-count="1" meta:paragraph-count="24" meta:word-count="78" meta:character-count="398"/>
  </office:meta>
</office:document-meta>
</file>